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49" table:default-cell-style-name="Default"/>
        <table:table-row table:style-name="ro1">
          <table:table-cell table:style-name="ce1" office:value-type="string" calcext:value-type="string">
            <text:p>Differential amplifier board</text:p>
          </table:table-cell>
          <table:table-cell table:style-name="ce4" table:number-columns-repeated="13"/>
          <table:table-cell table:style-name="ce1" table:number-columns-repeated="50"/>
        </table:table-row>
        <table:table-row table:style-name="ro1">
          <table:table-cell table:style-name="ce2"/>
          <table:table-cell table:style-name="ce5" table:number-columns-repeated="13"/>
          <table:table-cell table:style-name="ce2" table:number-columns-repeated="5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EUR @ 10 unit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</table:table-row>
        <table:table-row table:style-name="ro1">
          <table:table-cell office:value-type="string" calcext:value-type="string">
            <text:p>&gt; <text:s/>C4, C5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L0603C0G101JT50V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8"/>
          <table:table-cell office:value-type="string" calcext:value-type="string">
            <text:p>NP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&gt; <text:s/>C1-C3, C6-C9, C12, C13, C26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603ZD106KAT2A</text:p>
          </table:table-cell>
          <table:table-cell table:style-name="Default" office:value-type="float" office:value="0.07" calcext:value-type="float">
            <text:p>0.07</text:p>
          </table:table-cell>
          <table:table-cell table:number-columns-repeated="8"/>
          <table:table-cell office:value-type="string" calcext:value-type="string">
            <text:p>X5R, 10V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&gt; <text:s/>C14, C15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FRNPO9BN20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NP0, 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&gt; <text:s/>C16, C17</text:p>
          </table:table-cell>
          <table:table-cell office:value-type="string" calcext:value-type="string">
            <text:p>8-30pF</text:p>
          </table:table-cell>
          <table:table-cell office:value-type="string" calcext:value-type="string">
            <text:p>Capacitor_SMD:C_Trimmer_Murata_TZ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GC3S300NM</text:p>
          </table:table-cell>
          <table:table-cell table:style-name="Default" office:value-type="float" office:value="0.6" calcext:value-type="float">
            <text:p>0.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s text:c="4"/>C1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&gt; <text:s/>C10, C20-C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D1, D2</text:p>
          </table:table-cell>
          <table:table-cell office:value-type="string" calcext:value-type="string">
            <text:p>NSR05T30</text:p>
          </table:table-cell>
          <table:table-cell office:value-type="string" calcext:value-type="string">
            <text:p>Diode_SMD:D_SOD-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R05T30XV2T5G</text:p>
          </table:table-cell>
          <table:table-cell table:style-name="Default" office:value-type="float" office:value="0.23" calcext:value-type="float">
            <text:p>0.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s text:c="4"/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P601D-R</text:p>
          </table:table-cell>
          <table:table-cell table:style-name="Default" office:value-type="float" office:value="0.23" calcext:value-type="float">
            <text:p>0.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Triax</text:p>
          </table:table-cell>
          <table:table-cell office:value-type="string" calcext:value-type="string">
            <text:p>oscilloscope-probes:TRIAX_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0050244 &amp; 970050354</text:p>
          </table:table-cell>
          <table:table-cell table:style-name="Default" table:formula="of:=0.29+0.31" office:value-type="float" office:value="0.6" calcext:value-type="float">
            <text:p>0.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scilloscope-probes:Tensility_54-00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-00177</text:p>
          </table:table-cell>
          <table:table-cell table:style-name="Default" office:value-type="float" office:value="0.64" calcext:value-type="float">
            <text:p>0.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J3-J6</text:p>
          </table:table-cell>
          <table:table-cell/>
          <table:table-cell office:value-type="string" calcext:value-type="string">
            <text:p>oscilloscope-probes:TE_2306454_R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06454-3</text:p>
          </table:table-cell>
          <table:table-cell table:style-name="Default" office:value-type="float" office:value="0.09" calcext:value-type="float">
            <text:p>0.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L1, L2, L5-L8</text:p>
          </table:table-cell>
          <table:table-cell office:value-type="string" calcext:value-type="string">
            <text:p>MMZ1608B601</text:p>
          </table:table-cell>
          <table:table-cell office:value-type="string" calcext:value-type="string">
            <text:p>Inductor_SMD:L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Z1608B601CTAH0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8"/>
          <table:table-cell office:value-type="string" calcext:value-type="string">
            <text:p>Alternative MMZ1608B47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&gt; <text:s/>L3, L4</text:p>
          </table:table-cell>
          <table:table-cell office:value-type="string" calcext:value-type="string">
            <text:p>4.7µH</text:p>
          </table:table-cell>
          <table:table-cell office:value-type="string" calcext:value-type="string">
            <text:p>Inductor_SMD:L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Z2012N4R7LT000</text:p>
          </table:table-cell>
          <table:table-cell table:style-name="Default" office:value-type="float" office:value="0.09" calcext:value-type="float">
            <text:p>0.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R2, R3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R1, R4-R6, 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s text:c="4"/>R7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R9, R10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0.02" calcext:value-type="float">
            <text:p>0.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R12, R13</text:p>
          </table:table-cell>
          <table:table-cell office:value-type="string" calcext:value-type="string">
            <text:p>475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0.02" calcext:value-type="float">
            <text:p>0.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R16, R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R18, R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A-3AED111V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8"/>
          <table:table-cell office:value-type="string" calcext:value-type="string">
            <text:p>0.5%, 25ppm/K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&gt; <text:s/>R14, R15, R20, R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A-3AED221V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8"/>
          <table:table-cell office:value-type="string" calcext:value-type="string">
            <text:p>0.5%, 25ppm/K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<text:s text:c="4"/>R22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RV1, RV2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Potentiometer_SMD:Potentiometer_Bourns_TC33X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33X-2-503E</text:p>
          </table:table-cell>
          <table:table-cell table:style-name="Default" office:value-type="float" office:value="0.21" calcext:value-type="float">
            <text:p>0.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oscilloscope-probes:78HF01GW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HF01GWRT</text:p>
          </table:table-cell>
          <table:table-cell table:style-name="Default" office:value-type="float" office:value="3.67" calcext:value-type="float">
            <text:p>3.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R1283K001C</text:p>
          </table:table-cell>
          <table:table-cell office:value-type="string" calcext:value-type="string">
            <text:p>Package_DFN_QFN:DFN-12-1EP_3x4mm_P0.5mm_EP1.7x3.3mm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.67" calcext:value-type="float">
            <text:p>1.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&gt; <text:s/>U2-U4</text:p>
          </table:table-cell>
          <table:table-cell office:value-type="string" calcext:value-type="string">
            <text:p>OPA659</text:p>
          </table:table-cell>
          <table:table-cell office:value-type="string" calcext:value-type="string">
            <text:p>Package_SON:Texas_S-PVSON-N8_ThermalVias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4.52" calcext:value-type="float">
            <text:p>4.52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lticomp <text:s/>RG403 </text:p>
          </table:table-cell>
          <table:table-cell table:style-name="ce16" office:value-type="float" office:value="1.68" calcext:value-type="float">
            <text:p>1.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nnec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BS10-2031</text:p>
          </table:table-cell>
          <table:table-cell table:style-name="ce16" office:value-type="float" office:value="3.2" calcext:value-type="float">
            <text:p>3.2</text:p>
          </table:table-cell>
          <table:table-cell office:value-type="string" calcext:value-type="string">
            <text:p><text:s/>27-9020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4-layer FR4 1 mm, HASL-ROH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string" calcext:value-type="string">
            <text:p>PA2210F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number-columns-repeated="4"/>
          <table:table-cell table:style-name="ce4" table:formula="of:=SUMPRODUCT([.D4:.D35]; [.F4:.F35])" office:value-type="float" office:value="40.71" calcext:value-type="float">
            <text:p>40.71</text:p>
          </table:table-cell>
          <table:table-cell table:style-name="ce4" table:number-columns-repeated="6"/>
          <table:table-cell table:style-name="ce4" table:formula="of:=SUMPRODUCT([.D4:.D35]; [.M4:.M35])" office:value-type="float" office:value="0" calcext:value-type="float">
            <text:p>0</text:p>
          </table:table-cell>
          <table:table-cell table:style-name="ce4"/>
          <table:table-cell table:style-name="ce1"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Tweezer tips</text:p>
          </table:table-cell>
          <table:table-cell table:style-name="ce4" table:number-columns-repeated="13"/>
          <table:table-cell table:style-name="ce1" table:number-columns-repeated="50"/>
        </table:table-row>
        <table:table-row table:style-name="ro1">
          <table:table-cell table:style-name="ce2"/>
          <table:table-cell table:style-name="ce5" table:number-columns-repeated="13"/>
          <table:table-cell table:style-name="ce2" table:number-columns-repeated="5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price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9.1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0.5p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  <table:table-cell office:value-type="string" calcext:value-type="string">
            <text:p>1% toleranc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.0mm FR4, ENI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number-columns-repeated="4"/>
          <table:table-cell table:style-name="ce4" table:formula="of:=SUMPRODUCT([.D43:.D45]; [.F43:.F45])" office:value-type="float" office:value="2.02" calcext:value-type="float">
            <text:p>2.02</text:p>
          </table:table-cell>
          <table:table-cell table:style-name="ce4" table:number-columns-repeated="6"/>
          <table:table-cell table:style-name="ce4" table:formula="of:=SUMPRODUCT([.D27:.D45]; [.M27:.M45])" office:value-type="float" office:value="0" calcext:value-type="float">
            <text:p>0</text:p>
          </table:table-cell>
          <table:table-cell table:style-name="ce4"/>
          <table:table-cell table:style-name="ce1" table:number-columns-repeated="5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3:41:33.943551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7:32:35.994116338</meta:creation-date>
    <meta:generator>LibreOffice/6.4.7.2$Linux_X86_64 LibreOffice_project/40$Build-2</meta:generator>
    <dc:date>2021-05-21T17:43:45.288623054</dc:date>
    <meta:editing-duration>PT3H38M20S</meta:editing-duration>
    <meta:editing-cycles>14</meta:editing-cycles>
    <meta:document-statistic meta:table-count="1" meta:cell-count="219" meta:object-count="0"/>
  </office:meta>
</office:document-meta>
</file>